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dMap.decorate( Map map ,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dMap.decorate( Map map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dMap.decorate( Map map , 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d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dMap.DefaultedMap( Map map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dMap.DefaultedMap(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